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8.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2" style:family="table-cell" style:parent-style-name="Default">
      <style:text-properties style:font-name="DejaVu Sans Condensed" style:font-name-asian="DejaVu Sans Condensed1" style:font-name-complex="Lohit Hindi"/>
    </style:style>
    <style:style style:name="ce3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工作表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审评活动</text:p>
          </table:table-cell>
          <table:table-cell table:style-name="ce2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1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活动之间关系</text:p>
          </table:table-cell>
          <table:table-cell table:style-name="ce2" office:value-type="string">
            <text:p>Review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2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前置活动判定条件</text:p>
          </table:table-cell>
          <table:table-cell table:style-name="ce3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2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1">
          <table:table-cell/>
          <table:table-cell table:style-name="ce2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table:style-name="ce2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2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论文等信息样例表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上传时间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上传路径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论文活动中审核结果表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审核结果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审核人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审核时间</text:p>
          </table:table-cell>
          <table:table-cell table:number-columns-repeated="2"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2011／10／07</text:date>, <text:time>17:41:4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igong </meta:initial-creator>
    <meta:creation-date>2011-10-03T18:57:13</meta:creation-date>
    <dc:date>2011-10-07T17:41:47</dc:date>
    <dc:creator>daigong </dc:creator>
    <meta:editing-duration>PT5H22M1S</meta:editing-duration>
    <meta:editing-cycles>165</meta:editing-cycles>
    <meta:generator>LibreOffice/3.3$Linux LibreOffice_project/330m19$Build-202</meta:generator>
    <meta:document-statistic meta:table-count="2" meta:cell-count="90" meta:object-count="0"/>
  </office:meta>
</office:document-meta>
</file>